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" svg:font-family="Chilanka" style:font-pitch="variable"/>
    <style:font-face style:name="Garuda" svg:font-family="Garud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atin Modern Sans Demi Cond" svg:font-family="'Latin Modern Sans Demi Con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="Rounded_20_large_20_Arrow" draw:marker-end-width="0.421cm" svg:stroke-opacity="100%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18a303" draw:marker-start-width="0.321cm" draw:marker-end="Rounded_20_large_20_Arrow" draw:marker-end-width="0.421cm" svg:stroke-opacity="100%" draw:fill="solid" draw:textarea-vertical-align="botto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81cm" svg:stroke-color="#a33e03" draw:marker-start-width="0.321cm" draw:marker-end="Rounded_20_large_20_Arrow" draw:marker-end-width="0.421cm" svg:stroke-opacity="100%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color="#18a303" style:font-name="Latin Modern Sans Demi Cond" fo:font-size="16pt" style:font-size-asian="16pt" style:font-size-complex="16pt"/>
    </style:style>
    <style:style style:name="P3" style:family="paragraph">
      <loext:graphic-properties draw:fill="none" draw:fill-color="#ffffff"/>
      <style:text-properties fo:color="#18a303" style:font-name="Latin Modern Sans Demi Cond" fo:font-size="16pt" style:font-size-asian="16pt" style:font-size-complex="16pt"/>
    </style:style>
    <style:style style:name="P4" style:family="paragraph">
      <style:text-properties fo:color="#a33e03" style:font-name="Latin Modern Sans Demi Cond" fo:font-size="16pt" style:font-size-asian="16pt" style:font-size-complex="16pt"/>
    </style:style>
    <style:style style:name="P5" style:family="paragraph">
      <loext:graphic-properties draw:fill="none" draw:fill-color="#ffffff"/>
      <style:text-properties fo:color="#a33e03" style:font-name="Latin Modern Sans Demi Cond" fo:font-size="16pt" style:font-size-asian="16pt" style:font-size-complex="16pt"/>
    </style:style>
    <style:style style:name="P6" style:family="paragraph">
      <style:text-properties fo:color="#0369a3" style:font-name="Latin Modern Sans Demi Cond" fo:font-size="16pt" style:font-size-asian="16pt" style:font-size-complex="16pt"/>
    </style:style>
    <style:style style:name="P7" style:family="paragraph">
      <loext:graphic-properties draw:fill="none" draw:fill-color="#ffffff"/>
      <style:text-properties fo:color="#0369a3" style:font-name="Latin Modern Sans Demi Cond" fo:font-size="16pt" style:font-size-asian="16pt" style:font-size-complex="16pt"/>
    </style:style>
    <style:style style:name="T1" style:family="text">
      <style:text-properties fo:color="#18a303" style:font-name="Latin Modern Sans Demi Cond" fo:font-size="16pt" style:font-size-asian="16pt" style:font-size-complex="16pt"/>
    </style:style>
    <style:style style:name="T2" style:family="text">
      <style:text-properties fo:color="#a33e03" style:font-name="Latin Modern Sans Demi Cond" fo:font-size="16pt" style:font-size-asian="16pt" style:font-size-complex="16pt"/>
    </style:style>
    <style:style style:name="T3" style:family="text">
      <style:text-properties fo:color="#0369a3" style:font-name="Latin Modern Sans Demi Con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639cm" svg:y1="4.4cm" svg:x2="1.639cm" svg:y2="1.4cm">
          <text:p/>
        </draw:line>
        <draw:line draw:style-name="gr2" draw:text-style-name="P1" draw:layer="layout" svg:x1="1.625cm" svg:y1="4.378cm" svg:x2="3.439cm" svg:y2="2.7cm">
          <text:p/>
        </draw:line>
        <draw:line draw:style-name="gr3" draw:text-style-name="P1" draw:layer="layout" svg:x1="1.6cm" svg:y1="4.374cm" svg:x2="4.6cm" svg:y2="4.374cm">
          <text:p/>
        </draw:line>
        <draw:frame draw:style-name="gr4" draw:text-style-name="P3" draw:layer="layout" svg:width="0.7cm" svg:height="1.043cm" svg:x="3.226cm" svg:y="2.412cm">
          <draw:text-box>
            <text:p text:style-name="P2"><text:span text:style-name="T1">Y</text:span></text:p>
          </draw:text-box>
        </draw:frame>
        <draw:frame draw:style-name="gr4" draw:text-style-name="P5" draw:layer="layout" svg:width="0.7cm" svg:height="1.043cm" svg:x="2.939cm" svg:y="4.157cm">
          <draw:text-box>
            <text:p text:style-name="P4"><text:span text:style-name="T2">X</text:span></text:p>
          </draw:text-box>
        </draw:frame>
        <draw:frame draw:style-name="gr4" draw:text-style-name="P7" draw:layer="layout" svg:width="0.7cm" svg:height="1.043cm" svg:x="1.639cm" svg:y="1cm">
          <draw:text-box>
            <text:p text:style-name="P6"><text:span text:style-name="T3">Z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" svg:font-family="Chilanka" style:font-pitch="variable"/>
    <style:font-face style:name="Garuda" svg:font-family="Garud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atin Modern Sans Demi Cond" svg:font-family="'Latin Modern Sans Demi Con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6:02:13.607040684</meta:creation-date>
    <dc:date>2020-07-09T16:13:55.418035381</dc:date>
    <meta:editing-duration>PT1M31S</meta:editing-duration>
    <meta:editing-cycles>1</meta:editing-cycles>
    <meta:document-statistic meta:object-count="6"/>
    <meta:generator>LibreOffice/6.4.4.2$Linux_X86_64 LibreOffice_project/40$Build-2</meta:generator>
  </office:meta>
</office:document-meta>
</file>